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line-through-style="solid" style:text-line-through-type="single" officeooo:paragraph-rsid="00048552"/>
    </style:style>
    <style:style style:name="P2" style:family="paragraph" style:parent-style-name="Standard">
      <style:text-properties style:text-line-through-style="solid" style:text-line-through-type="single" officeooo:rsid="0006f199" officeooo:paragraph-rsid="0006f199"/>
    </style:style>
    <style:style style:name="P3" style:family="paragraph" style:parent-style-name="Standard">
      <style:text-properties style:text-line-through-style="none" style:text-line-through-type="none"/>
    </style:style>
    <style:style style:name="P4" style:family="paragraph" style:parent-style-name="Standard">
      <style:text-properties style:text-line-through-style="none" style:text-line-through-type="none" officeooo:rsid="0006f199" officeooo:paragraph-rsid="0006f199"/>
    </style:style>
    <style:style style:name="P5" style:family="paragraph" style:parent-style-name="Standard">
      <style:text-properties style:text-line-through-style="solid" style:text-line-through-type="single" officeooo:rsid="0006f199" officeooo:paragraph-rsid="0006f199"/>
    </style:style>
    <style:style style:name="T1" style:family="text">
      <style:text-properties officeooo:rsid="00048552"/>
    </style:style>
    <style:style style:name="T2" style:family="text">
      <style:text-properties officeooo:rsid="00049885"/>
    </style:style>
    <style:style style:name="T3" style:family="text">
      <style:text-properties officeooo:rsid="0006845d"/>
    </style:style>
    <style:style style:name="T4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<text:span text:style-name="T1">Visit Yat</text:span></text:p>
      <text:p text:style-name="Standard">- <text:span text:style-name="T1">Visit Jason</text:span></text:p>
      <text:p text:style-name="Standard">- <text:span text:style-name="T1">Visit Edward</text:span></text:p>
      <text:p text:style-name="Standard">- <text:span text:style-name="T1">Visit </text:span><text:span text:style-name="T2">Marcus</text:span></text:p>
      <text:p text:style-name="Standard">- <text:span text:style-name="T1">Visit Ms Huang</text:span></text:p>
      <text:p text:style-name="P3"/>
      <text:p text:style-name="P3">- <text:span text:style-name="T2">Visit Gilwell</text:span></text:p>
      <text:p text:style-name="P3">- <text:span text:style-name="T2">Visit Greenwich</text:span></text:p>
      <text:p text:style-name="P3">- <text:span text:style-name="T2">Visit Scout Shop</text:span></text:p>
      <text:p text:style-name="P3"/>
      <text:p text:style-name="P3">- <text:span text:style-name="T3">Eat Haggis</text:span></text:p>
      <text:p text:style-name="P3"/>
      <text:p text:style-name="P4">Souvenirs:</text:p>
      <text:p text:style-name="P4">- Dad</text:p>
      <text:p text:style-name="P4">- Mom</text:p>
      <text:p text:style-name="P4">- Emma: LSE shirt?</text:p>
      <text:p text:style-name="P4">- Grandma: ham?</text:p>
      <text:p text:style-name="P4">- Grandpa: ???</text:p>
      <text:p text:style-name="P4">- Granddad: ???</text:p>
      <text:p text:style-name="P2">- Lib team: london irrelevant… get sth in scotland</text:p>
      <text:p text:style-name="P2">- Shan Yi: coffee</text:p>
      <text:p text:style-name="P4">- Lui Football</text:p>
      <text:p text:style-name="P4">- Man Yin auntie: ???</text:p>
      <text:p text:style-name="P4">- Yat fung family</text:p>
      <text:p text:style-name="P2">- Kai Ye: irrelevant?? coupons for london?????</text:p>
      <text:p text:style-name="P4">- 94<text:span text:style-name="T4">th</text:span> : get something from scout shop</text:p>
      <text:p text:style-name="P4">- </text:p>
      <text:p text:style-name="P4">- G&amp;I????</text:p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0.4.2$Linux_X86_64 LibreOffice_project/00$Build-2</meta:generator>
    <dc:date>2021-06-30T11:15:02.973362769</dc:date>
    <meta:editing-duration>PT13H15M37S</meta:editing-duration>
    <meta:editing-cycles>8</meta:editing-cycles>
    <meta:document-statistic meta:table-count="0" meta:image-count="0" meta:object-count="0" meta:page-count="1" meta:paragraph-count="25" meta:word-count="90" meta:character-count="426" meta:non-whitespace-character-count="360"/>
  </office:meta>
</office:document-meta>
</file>